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DA07A25E6B456C240D.png" manifest:media-type="image/png"/>
  <manifest:file-entry manifest:full-path="Pictures/10000001000002E4000001BBD85414259B09E4F6.png" manifest:media-type="image/png"/>
  <manifest:file-entry manifest:full-path="Pictures/10000001000002E4000001DA60F8050476A1E7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x="-0.212cm" svg:y="14.298cm" svg:width="17cm" svg:height="10.888cm" draw:z-index="2"><draw:image xlink:href="Pictures/10000001000002E4000001DA60F8050476A1E798.png" xlink:type="simple" xlink:show="embed" xlink:actuate="onLoad" draw:mime-type="image/png"/></draw:frame><draw:frame draw:style-name="fr1" draw:name="Image1" text:anchor-type="char" svg:x="-0.228cm" svg:y="1.199cm" svg:width="17cm" svg:height="10.176cm" draw:z-index="0"><draw:image xlink:href="Pictures/10000001000002E4000001BBD85414259B09E4F6.png" xlink:type="simple" xlink:show="embed" xlink:actuate="onLoad" draw:mime-type="image/png"/></draw:frame></text:p>
      <text:p text:style-name="P1"><draw:frame draw:style-name="fr1" draw:name="Image2" text:anchor-type="char" svg:x="0.026cm" svg:y="1.111cm" svg:width="17cm" svg:height="10.888cm" draw:z-index="1"><draw:image xlink:href="Pictures/10000001000002E4000001DA07A25E6B456C240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5:50:18.173002458</meta:creation-date>
    <dc:date>2023-08-25T15:51:53.195371157</dc:date>
    <meta:editing-duration>PT1M36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3.5.2$Linux_X86_64 LibreOffice_project/30$Build-2</meta:generator>
  </office:meta>
</office:document-meta>
</file>